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8050"/>
    </style:style>
    <style:style style:name="P23" style:family="paragraph" style:parent-style-name="Standard">
      <style:text-properties officeooo:rsid="0007612b" officeooo:paragraph-rsid="0041b362"/>
    </style:style>
    <style:style style:name="P24" style:family="paragraph" style:parent-style-name="Standard">
      <style:text-properties officeooo:rsid="0007612b" officeooo:paragraph-rsid="0046c3a9"/>
    </style:style>
    <style:style style:name="P25" style:family="paragraph" style:parent-style-name="Standard">
      <style:text-properties officeooo:rsid="0007612b" officeooo:paragraph-rsid="004a5e1c"/>
    </style:style>
    <style:style style:name="P26" style:family="paragraph" style:parent-style-name="Heading_20_1">
      <style:text-properties officeooo:rsid="0007612b"/>
    </style:style>
    <style:style style:name="P27" style:family="paragraph" style:parent-style-name="Heading_20_2">
      <style:text-properties officeooo:rsid="0007612b"/>
    </style:style>
    <style:style style:name="P28" style:family="paragraph" style:parent-style-name="Heading_20_3">
      <style:text-properties officeooo:rsid="00330167"/>
    </style:style>
    <style:style style:name="P29" style:family="paragraph" style:parent-style-name="Heading_20_3">
      <style:text-properties officeooo:rsid="00333b20"/>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andom Forests</text:h>
      <text:h text:style-name="P27"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16"/>
      <text:h text:style-name="P2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2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27"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1"><text:span text:style-name="T52"/></text:p>
      <text:p text:style-name="P22"><text:span text:style-name="T52">… </text:span></text:p>
      <text:p text:style-name="P22"><text:span text:style-name="T52"/></text:p>
      <text:p text:style-name="P23"><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23"><text:span text:style-name="T55"/></text:p>
      <text:p text:style-name="P24"><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24"><text:span text:style-name="T60"/></text:p>
      <text:p text:style-name="P25"><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27" text:outline-level="2">Random Forests</text:h>
      <text:p text:style-name="P20"/>
      <text:h text:style-name="P27" text:outline-level="2">PERT</text:h>
      <text:p text:style-name="P20"/>
      <text:h text:style-name="P27" text:outline-level="2">Fuzzy</text:h>
      <text:p text:style-name="P20"/>
      <text:h text:style-name="P27"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2T16:54:37</dc:date>
    <dc:creator>Tobias Ammann</dc:creator>
    <meta:editing-duration>PT8H46M38S</meta:editing-duration>
    <meta:editing-cycles>68</meta:editing-cycles>
    <meta:document-statistic meta:table-count="0" meta:image-count="0" meta:object-count="0" meta:page-count="4" meta:paragraph-count="29" meta:word-count="1705" meta:character-count="11033" meta:non-whitespace-character-count="9355"/>
  </office:meta>
</office:document-meta>
</file>